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99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244.78mm" svg:height="141.04mm" svg:x="133.54mm" svg:y="6.91mm">
            <loext:p draw:notify-on-update-of-ranges="Sheet1.C2:Sheet1.C29 Sheet1.D2:Sheet1.D2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41.16mm" svg:height="143.44mm" svg:x="137.16mm" svg:y="158.84mm">
            <loext:p draw:notify-on-update-of-ranges="Sheet1.C2:Sheet1.C29 Sheet1.E2:Sheet1.E2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1">
          <table:table-cell office:value-type="string" calcext:value-type="string">
            <text:p>rus_names_translit,dic</text:p>
          </table:table-cell>
          <table:table-cell table:style-name="ce1" office:value-type="string" calcext:value-type="string">
            <text:p>Word_dd,rule</text:p>
          </table:table-cell>
          <table:table-cell table:style-name="ce1" office:value-type="float" office:value="652200" calcext:value-type="float">
            <text:p>652200</text:p>
          </table:table-cell>
          <table:table-cell table:style-name="ce1" office:value-type="float" office:value="22.9863330120196" calcext:value-type="float">
            <text:p>22,99</text:p>
          </table:table-cell>
          <table:table-cell table:style-name="ce2" table:formula="of:=(1000000*[.D2])/[.C2]" office:value-type="float" office:value="35.2443008463962" calcext:value-type="float">
            <text:p>35,24</text:p>
          </table:table-cell>
        </table:table-row>
        <table:table-row table:style-name="ro1">
          <table:table-cell office:value-type="string" calcext:value-type="string">
            <text:p>rus_names_translit,dic</text:p>
          </table:table-cell>
          <table:table-cell table:style-name="ce1" office:value-type="string" calcext:value-type="string">
            <text:p>Word_pd,rule</text:p>
          </table:table-cell>
          <table:table-cell table:style-name="ce1" office:value-type="float" office:value="450018" calcext:value-type="float">
            <text:p>450018</text:p>
          </table:table-cell>
          <table:table-cell table:style-name="ce1" office:value-type="float" office:value="15.5979404850867" calcext:value-type="float">
            <text:p>15,6</text:p>
          </table:table-cell>
          <table:table-cell table:style-name="ce2" table:formula="of:=(1000000*[.D3])/[.C3]" office:value-type="float" office:value="34.6607035387178" calcext:value-type="float">
            <text:p>34,66</text:p>
          </table:table-cell>
        </table:table-row>
        <table:table-row table:style-name="ro1">
          <table:table-cell office:value-type="string" calcext:value-type="string">
            <text:p>rus_names_translit,dic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847860" calcext:value-type="float">
            <text:p>847860</text:p>
          </table:table-cell>
          <table:table-cell table:style-name="ce1" office:value-type="float" office:value="28.7229624573435" calcext:value-type="float">
            <text:p>28,72</text:p>
          </table:table-cell>
          <table:table-cell table:style-name="ce2" table:formula="of:=(1000000*[.D4])/[.C4]" office:value-type="float" office:value="33.8770108948924" calcext:value-type="float">
            <text:p>33,88</text:p>
          </table:table-cell>
        </table:table-row>
        <table:table-row table:style-name="ro1">
          <table:table-cell office:value-type="string" calcext:value-type="string">
            <text:p>rus_names_translit,dic</text:p>
          </table:table-cell>
          <table:table-cell office:value-type="string" calcext:value-type="string">
            <text:p>sc_word_d,rule</text:p>
          </table:table-cell>
          <table:table-cell office:value-type="float" office:value="260880" calcext:value-type="float">
            <text:p>260880</text:p>
          </table:table-cell>
          <table:table-cell office:value-type="float" office:value="6.43850459745545" calcext:value-type="float">
            <text:p>6,44</text:p>
          </table:table-cell>
          <table:table-cell table:style-name="ce2" table:formula="of:=(1000000*[.D5])/[.C5]" office:value-type="float" office:value="24.6799470923622" calcext:value-type="float">
            <text:p>24,68</text:p>
          </table:table-cell>
        </table:table-row>
        <table:table-row table:style-name="ro1">
          <table:table-cell office:value-type="string" calcext:value-type="string">
            <text:p>rus_names_translit,dic</text:p>
          </table:table-cell>
          <table:table-cell office:value-type="string" calcext:value-type="string">
            <text:p>day_Word,rule</text:p>
          </table:table-cell>
          <table:table-cell office:value-type="float" office:value="202182" calcext:value-type="float">
            <text:p>202182</text:p>
          </table:table-cell>
          <table:table-cell office:value-type="float" office:value="4.58451231543237" calcext:value-type="float">
            <text:p>4,58</text:p>
          </table:table-cell>
          <table:table-cell table:style-name="ce2" table:formula="of:=(1000000*[.D6])/[.C6]" office:value-type="float" office:value="22.6751754134016" calcext:value-type="float">
            <text:p>22,68</text:p>
          </table:table-cell>
        </table:table-row>
        <table:table-row table:style-name="ro1">
          <table:table-cell office:value-type="string" calcext:value-type="string">
            <text:p>rus_names_translit,dic</text:p>
          </table:table-cell>
          <table:table-cell office:value-type="string" calcext:value-type="string">
            <text:p>word_pd,rule</text:p>
          </table:table-cell>
          <table:table-cell office:value-type="float" office:value="450018" calcext:value-type="float">
            <text:p>450018</text:p>
          </table:table-cell>
          <table:table-cell office:value-type="float" office:value="5.70558854861622" calcext:value-type="float">
            <text:p>5,71</text:p>
          </table:table-cell>
          <table:table-cell table:style-name="ce2" table:formula="of:=(1000000*[.D7])/[.C7]" office:value-type="float" office:value="12.6785785204508" calcext:value-type="float">
            <text:p>12,68</text:p>
          </table:table-cell>
        </table:table-row>
        <table:table-row table:style-name="ro1">
          <table:table-cell office:value-type="string" calcext:value-type="string">
            <text:p>rus_names_translit,dic</text:p>
          </table:table-cell>
          <table:table-cell office:value-type="string" calcext:value-type="string">
            <text:p>dd_Word,rule</text:p>
          </table:table-cell>
          <table:table-cell office:value-type="float" office:value="652200" calcext:value-type="float">
            <text:p>652200</text:p>
          </table:table-cell>
          <table:table-cell office:value-type="float" office:value="4.58451231543237" calcext:value-type="float">
            <text:p>4,58</text:p>
          </table:table-cell>
          <table:table-cell table:formula="of:=(1000000*[.D8])/[.C8]" office:value-type="float" office:value="7.02930437815451" calcext:value-type="float">
            <text:p>7,03</text:p>
          </table:table-cell>
        </table:table-row>
        <table:table-row table:style-name="ro1">
          <table:table-cell office:value-type="string" calcext:value-type="string">
            <text:p>rus_names_translit,dic</text:p>
          </table:table-cell>
          <table:table-cell office:value-type="string" calcext:value-type="string">
            <text:p>word_dd,rule</text:p>
          </table:table-cell>
          <table:table-cell office:value-type="float" office:value="652200" calcext:value-type="float">
            <text:p>652200</text:p>
          </table:table-cell>
          <table:table-cell office:value-type="float" office:value="4.42172312641851" calcext:value-type="float">
            <text:p>4,42</text:p>
          </table:table-cell>
          <table:table-cell table:formula="of:=(1000000*[.D9])/[.C9]" office:value-type="float" office:value="6.77970427233749" calcext:value-type="float">
            <text:p>6,78</text:p>
          </table:table-cell>
        </table:table-row>
        <table:table-row table:style-name="ro1">
          <table:table-cell office:value-type="string" calcext:value-type="string">
            <text:p>rus_names_translit,dic</text:p>
          </table:table-cell>
          <table:table-cell office:value-type="string" calcext:value-type="string">
            <text:p>year_Word,rule</text:p>
          </table:table-cell>
          <table:table-cell office:value-type="float" office:value="847860" calcext:value-type="float">
            <text:p>847860</text:p>
          </table:table-cell>
          <table:table-cell office:value-type="float" office:value="4.98226124301044" calcext:value-type="float">
            <text:p>4,98</text:p>
          </table:table-cell>
          <table:table-cell table:formula="of:=(1000000*[.D10])/[.C10]" office:value-type="float" office:value="5.87627820985828" calcext:value-type="float">
            <text:p>5,88</text:p>
          </table:table-cell>
        </table:table-row>
        <table:table-row table:style-name="ro1">
          <table:table-cell office:value-type="string" calcext:value-type="string">
            <text:p>rus_names_translit,dic</text:p>
          </table:table-cell>
          <table:table-cell office:value-type="string" calcext:value-type="string">
            <text:p>word_year,rule</text:p>
          </table:table-cell>
          <table:table-cell office:value-type="float" office:value="847860" calcext:value-type="float">
            <text:p>847860</text:p>
          </table:table-cell>
          <table:table-cell office:value-type="float" office:value="4.98226124301044" calcext:value-type="float">
            <text:p>4,98</text:p>
          </table:table-cell>
          <table:table-cell table:formula="of:=(1000000*[.D11])/[.C11]" office:value-type="float" office:value="5.87627820985828" calcext:value-type="float">
            <text:p>5,88</text:p>
          </table:table-cell>
        </table:table-row>
        <table:table-row table:style-name="ro1">
          <table:table-cell office:value-type="string" calcext:value-type="string">
            <text:p>rus_names_translit,dic</text:p>
          </table:table-cell>
          <table:table-cell table:style-name="ce1" office:value-type="string" calcext:value-type="string">
            <text:p>Word_day_mon,rule</text:p>
          </table:table-cell>
          <table:table-cell table:style-name="ce1" office:value-type="float" office:value="2726196" calcext:value-type="float">
            <text:p>2726196</text:p>
          </table:table-cell>
          <table:table-cell table:style-name="ce1" office:value-type="float" office:value="13.7047375753155" calcext:value-type="float">
            <text:p>13,7</text:p>
          </table:table-cell>
          <table:table-cell table:formula="of:=(1000000*[.D12])/[.C12]" office:value-type="float" office:value="5.02705512564596" calcext:value-type="float">
            <text:p>5,03</text:p>
          </table:table-cell>
        </table:table-row>
        <table:table-row table:style-name="ro1">
          <table:table-cell office:value-type="string" calcext:value-type="string">
            <text:p>rus_names_translit,dic</text:p>
          </table:table-cell>
          <table:table-cell office:value-type="string" calcext:value-type="string">
            <text:p>word_sc_year,rule</text:p>
          </table:table-cell>
          <table:table-cell office:value-type="float" office:value="3137082" calcext:value-type="float">
            <text:p>3137082</text:p>
          </table:table-cell>
          <table:table-cell office:value-type="float" office:value="6.75449423224973" calcext:value-type="float">
            <text:p>6,75</text:p>
          </table:table-cell>
          <table:table-cell table:formula="of:=(1000000*[.D13])/[.C13]" office:value-type="float" office:value="2.15311370000839" calcext:value-type="float">
            <text:p>2,15</text:p>
          </table:table-cell>
        </table:table-row>
        <table:table-row table:style-name="ro1">
          <table:table-cell office:value-type="string" calcext:value-type="string">
            <text:p>rus_names_translit,dic</text:p>
          </table:table-cell>
          <table:table-cell office:value-type="string" calcext:value-type="string">
            <text:p>word_sc_dd,rule</text:p>
          </table:table-cell>
          <table:table-cell office:value-type="float" office:value="3913200" calcext:value-type="float">
            <text:p>3913200</text:p>
          </table:table-cell>
          <table:table-cell office:value-type="float" office:value="6.03116692664394" calcext:value-type="float">
            <text:p>6,03</text:p>
          </table:table-cell>
          <table:table-cell table:formula="of:=(1000000*[.D14])/[.C14]" office:value-type="float" office:value="1.54123656512418" calcext:value-type="float">
            <text:p>1,54</text:p>
          </table:table-cell>
        </table:table-row>
        <table:table-row table:style-name="ro1">
          <table:table-cell office:value-type="string" calcext:value-type="string">
            <text:p>rus_names_translit,dic</text:p>
          </table:table-cell>
          <table:table-cell table:style-name="ce1" office:value-type="string" calcext:value-type="string">
            <text:p>Word_ddd,rule</text:p>
          </table:table-cell>
          <table:table-cell table:style-name="ce1" office:value-type="float" office:value="6522000" calcext:value-type="float">
            <text:p>6522000</text:p>
          </table:table-cell>
          <table:table-cell table:style-name="ce1" office:value-type="float" office:value="9.72956274745666" calcext:value-type="float">
            <text:p>9,73</text:p>
          </table:table-cell>
          <table:table-cell table:formula="of:=(1000000*[.D15])/[.C15]" office:value-type="float" office:value="1.49180661567873" calcext:value-type="float">
            <text:p>1,49</text:p>
          </table:table-cell>
        </table:table-row>
        <table:table-row table:style-name="ro1">
          <table:table-cell office:value-type="string" calcext:value-type="string">
            <text:p>rus_names_translit,dic</text:p>
          </table:table-cell>
          <table:table-cell office:value-type="string" calcext:value-type="string">
            <text:p>sc_word_year,rule</text:p>
          </table:table-cell>
          <table:table-cell office:value-type="float" office:value="3391440" calcext:value-type="float">
            <text:p>3391440</text:p>
          </table:table-cell>
          <table:table-cell office:value-type="float" office:value="4.58451231543237" calcext:value-type="float">
            <text:p>4,58</text:p>
          </table:table-cell>
          <table:table-cell table:formula="of:=(1000000*[.D16])/[.C16]" office:value-type="float" office:value="1.35178930349125" calcext:value-type="float">
            <text:p>1,35</text:p>
          </table:table-cell>
        </table:table-row>
        <table:table-row table:style-name="ro1">
          <table:table-cell office:value-type="string" calcext:value-type="string">
            <text:p>rus_names_translit,dic</text:p>
          </table:table-cell>
          <table:table-cell office:value-type="string" calcext:value-type="string">
            <text:p>sc_word_year_sc,rule</text:p>
          </table:table-cell>
          <table:table-cell office:value-type="float" office:value="3391440" calcext:value-type="float">
            <text:p>3391440</text:p>
          </table:table-cell>
          <table:table-cell office:value-type="float" office:value="4.58451231543237" calcext:value-type="float">
            <text:p>4,58</text:p>
          </table:table-cell>
          <table:table-cell table:formula="of:=(1000000*[.D17])/[.C17]" office:value-type="float" office:value="1.35178930349125" calcext:value-type="float">
            <text:p>1,35</text:p>
          </table:table-cell>
        </table:table-row>
        <table:table-row table:style-name="ro1">
          <table:table-cell office:value-type="string" calcext:value-type="string">
            <text:p>rus_names_translit,dic</text:p>
          </table:table-cell>
          <table:table-cell office:value-type="string" calcext:value-type="string">
            <text:p>year_word_sc,rule</text:p>
          </table:table-cell>
          <table:table-cell office:value-type="float" office:value="3391440" calcext:value-type="float">
            <text:p>3391440</text:p>
          </table:table-cell>
          <table:table-cell office:value-type="float" office:value="4.58451231543237" calcext:value-type="float">
            <text:p>4,58</text:p>
          </table:table-cell>
          <table:table-cell table:formula="of:=(1000000*[.D18])/[.C18]" office:value-type="float" office:value="1.35178930349125" calcext:value-type="float">
            <text:p>1,35</text:p>
          </table:table-cell>
        </table:table-row>
        <table:table-row table:style-name="ro1">
          <table:table-cell office:value-type="string" calcext:value-type="string">
            <text:p>rus_names_translit,dic</text:p>
          </table:table-cell>
          <table:table-cell office:value-type="string" calcext:value-type="string">
            <text:p>sc_Word_year_sc,rule</text:p>
          </table:table-cell>
          <table:table-cell office:value-type="float" office:value="3391440" calcext:value-type="float">
            <text:p>3391440</text:p>
          </table:table-cell>
          <table:table-cell office:value-type="float" office:value="4.42172312641851" calcext:value-type="float">
            <text:p>4,42</text:p>
          </table:table-cell>
          <table:table-cell table:formula="of:=(1000000*[.D19])/[.C19]" office:value-type="float" office:value="1.30378928314182" calcext:value-type="float">
            <text:p>1,3</text:p>
          </table:table-cell>
        </table:table-row>
        <table:table-row table:style-name="ro1">
          <table:table-cell office:value-type="string" calcext:value-type="string">
            <text:p>rus_names_translit,dic</text:p>
          </table:table-cell>
          <table:table-cell office:value-type="string" calcext:value-type="string">
            <text:p>year_sc_word,rule</text:p>
          </table:table-cell>
          <table:table-cell office:value-type="float" office:value="4239300" calcext:value-type="float">
            <text:p>4239300</text:p>
          </table:table-cell>
          <table:table-cell office:value-type="float" office:value="4.58451231543237" calcext:value-type="float">
            <text:p>4,58</text:p>
          </table:table-cell>
          <table:table-cell table:formula="of:=(1000000*[.D20])/[.C20]" office:value-type="float" office:value="1.081431442793" calcext:value-type="float">
            <text:p>1,08</text:p>
          </table:table-cell>
        </table:table-row>
        <table:table-row table:style-name="ro1">
          <table:table-cell office:value-type="string" calcext:value-type="string">
            <text:p>rus_names_translit,dic</text:p>
          </table:table-cell>
          <table:table-cell office:value-type="string" calcext:value-type="string">
            <text:p>Word_dd_2sc,rule</text:p>
          </table:table-cell>
          <table:table-cell office:value-type="float" office:value="4565400" calcext:value-type="float">
            <text:p>4565400</text:p>
          </table:table-cell>
          <table:table-cell office:value-type="float" office:value="4.58451231543237" calcext:value-type="float">
            <text:p>4,58</text:p>
          </table:table-cell>
          <table:table-cell table:formula="of:=(1000000*[.D21])/[.C21]" office:value-type="float" office:value="1.00418633973636" calcext:value-type="float">
            <text:p>1</text:p>
          </table:table-cell>
        </table:table-row>
        <table:table-row table:style-name="ro1">
          <table:table-cell office:value-type="string" calcext:value-type="string">
            <text:p>rus_names_translit,dic</text:p>
          </table:table-cell>
          <table:table-cell office:value-type="string" calcext:value-type="string">
            <text:p>word_dd_2sc,rule</text:p>
          </table:table-cell>
          <table:table-cell office:value-type="float" office:value="4565400" calcext:value-type="float">
            <text:p>4565400</text:p>
          </table:table-cell>
          <table:table-cell office:value-type="float" office:value="4.58451231543237" calcext:value-type="float">
            <text:p>4,58</text:p>
          </table:table-cell>
          <table:table-cell table:formula="of:=(1000000*[.D22])/[.C22]" office:value-type="float" office:value="1.00418633973636" calcext:value-type="float">
            <text:p>1</text:p>
          </table:table-cell>
        </table:table-row>
        <table:table-row table:style-name="ro1">
          <table:table-cell office:value-type="string" calcext:value-type="string">
            <text:p>rus_names_translit,dic</text:p>
          </table:table-cell>
          <table:table-cell office:value-type="string" calcext:value-type="string">
            <text:p>Word_dd_sc,rule</text:p>
          </table:table-cell>
          <table:table-cell office:value-type="float" office:value="4571922" calcext:value-type="float">
            <text:p>4571922</text:p>
          </table:table-cell>
          <table:table-cell office:value-type="float" office:value="4.58451231543237" calcext:value-type="float">
            <text:p>4,58</text:p>
          </table:table-cell>
          <table:table-cell table:formula="of:=(1000000*[.D23])/[.C23]" office:value-type="float" office:value="1.00275383425885" calcext:value-type="float">
            <text:p>1</text:p>
          </table:table-cell>
        </table:table-row>
        <table:table-row table:style-name="ro1">
          <table:table-cell office:value-type="string" calcext:value-type="string">
            <text:p>rus_names_translit,dic</text:p>
          </table:table-cell>
          <table:table-cell office:value-type="string" calcext:value-type="string">
            <text:p>word_dd_sc,rule</text:p>
          </table:table-cell>
          <table:table-cell office:value-type="float" office:value="4571922" calcext:value-type="float">
            <text:p>4571922</text:p>
          </table:table-cell>
          <table:table-cell office:value-type="float" office:value="4.58451231543237" calcext:value-type="float">
            <text:p>4,58</text:p>
          </table:table-cell>
          <table:table-cell table:formula="of:=(1000000*[.D24])/[.C24]" office:value-type="float" office:value="1.00275383425885" calcext:value-type="float">
            <text:p>1</text:p>
          </table:table-cell>
        </table:table-row>
        <table:table-row table:style-name="ro1">
          <table:table-cell office:value-type="string" calcext:value-type="string">
            <text:p>rus_names_translit,dic</text:p>
          </table:table-cell>
          <table:table-cell office:value-type="string" calcext:value-type="string">
            <text:p>word_ddd,rule</text:p>
          </table:table-cell>
          <table:table-cell office:value-type="float" office:value="6522000" calcext:value-type="float">
            <text:p>6522000</text:p>
          </table:table-cell>
          <table:table-cell office:value-type="float" office:value="5.70558854861622" calcext:value-type="float">
            <text:p>5,71</text:p>
          </table:table-cell>
          <table:table-cell table:formula="of:=(1000000*[.D25])/[.C25]" office:value-type="float" office:value="0.874821917911104" calcext:value-type="float">
            <text:p>0,87</text:p>
          </table:table-cell>
        </table:table-row>
        <table:table-row table:style-name="ro1">
          <table:table-cell office:value-type="string" calcext:value-type="string">
            <text:p>rus_names_translit,dic</text:p>
          </table:table-cell>
          <table:table-cell office:value-type="string" calcext:value-type="string">
            <text:p>Word_mon_dd,rule</text:p>
          </table:table-cell>
          <table:table-cell office:value-type="float" office:value="8485122" calcext:value-type="float">
            <text:p>8485122</text:p>
          </table:table-cell>
          <table:table-cell office:value-type="float" office:value="5.35038828607379" calcext:value-type="float">
            <text:p>5,35</text:p>
          </table:table-cell>
          <table:table-cell table:formula="of:=(1000000*[.D26])/[.C26]" office:value-type="float" office:value="0.630561149983912" calcext:value-type="float">
            <text:p>0,63</text:p>
          </table:table-cell>
        </table:table-row>
        <table:table-row table:style-name="ro1">
          <table:table-cell office:value-type="string" calcext:value-type="string">
            <text:p>rus_names_translit,dic</text:p>
          </table:table-cell>
          <table:table-cell office:value-type="string" calcext:value-type="string">
            <text:p>day_dd_Word,rule</text:p>
          </table:table-cell>
          <table:table-cell office:value-type="float" office:value="20218200" calcext:value-type="float">
            <text:p>20218200</text:p>
          </table:table-cell>
          <table:table-cell office:value-type="float" office:value="4.42172312641851" calcext:value-type="float">
            <text:p>4,42</text:p>
          </table:table-cell>
          <table:table-cell table:formula="of:=(1000000*[.D27])/[.C27]" office:value-type="float" office:value="0.218700137817338" calcext:value-type="float">
            <text:p>0,22</text:p>
          </table:table-cell>
        </table:table-row>
        <table:table-row table:style-name="ro1">
          <table:table-cell office:value-type="string" calcext:value-type="string">
            <text:p>rus_names_translit,dic</text:p>
          </table:table-cell>
          <table:table-cell office:value-type="string" calcext:value-type="string">
            <text:p>word_year_sc,rule</text:p>
          </table:table-cell>
          <table:table-cell office:value-type="float" office:value="27914160" calcext:value-type="float">
            <text:p>27914160</text:p>
          </table:table-cell>
          <table:table-cell office:value-type="float" office:value="4.58451231543237" calcext:value-type="float">
            <text:p>4,58</text:p>
          </table:table-cell>
          <table:table-cell table:formula="of:=(1000000*[.D28])/[.C28]" office:value-type="float" office:value="0.164236083601741" calcext:value-type="float">
            <text:p>0,16</text:p>
          </table:table-cell>
        </table:table-row>
        <table:table-row table:style-name="ro1">
          <table:table-cell office:value-type="string" calcext:value-type="string">
            <text:p>rus_names_translit,dic</text:p>
          </table:table-cell>
          <table:table-cell office:value-type="string" calcext:value-type="string">
            <text:p>Word_dddd,rule</text:p>
          </table:table-cell>
          <table:table-cell office:value-type="float" office:value="65220000" calcext:value-type="float">
            <text:p>65220000</text:p>
          </table:table-cell>
          <table:table-cell office:value-type="float" office:value="5.35038828607379" calcext:value-type="float">
            <text:p>5,35</text:p>
          </table:table-cell>
          <table:table-cell table:formula="of:=(1000000*[.D29])/[.C29]" office:value-type="float" office:value="0.0820360056129069" calcext:value-type="float">
            <text:p>0,08</text:p>
          </table:table-cell>
        </table:table-row>
        <table:table-row table:style-name="ro1" table:number-rows-repeated="10">
          <table:table-cell table:number-columns-repeated="5"/>
        </table:table-row>
        <table:table-row table:style-name="ro1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1">
          <table:table-cell office:value-type="string" calcext:value-type="string">
            <text:p>rus_names_translit,dic</text:p>
          </table:table-cell>
          <table:table-cell table:style-name="ce1" office:value-type="string" calcext:value-type="string">
            <text:p>Word_dd,rule</text:p>
          </table:table-cell>
          <table:table-cell table:style-name="ce1" office:value-type="float" office:value="652200" calcext:value-type="float">
            <text:p>652200</text:p>
          </table:table-cell>
          <table:table-cell table:style-name="ce1" office:value-type="float" office:value="22.9863330120196" calcext:value-type="float">
            <text:p>22,99</text:p>
          </table:table-cell>
          <table:table-cell table:style-name="ce2" table:formula="of:=(1000000*[.D41])/[.C41]" office:value-type="float" office:value="35.2443008463962" calcext:value-type="float">
            <text:p>35,24</text:p>
          </table:table-cell>
        </table:table-row>
        <table:table-row table:style-name="ro1">
          <table:table-cell office:value-type="string" calcext:value-type="string">
            <text:p>rus_names_translit,dic</text:p>
          </table:table-cell>
          <table:table-cell table:style-name="ce1" office:value-type="string" calcext:value-type="string">
            <text:p>Word_pd,rule</text:p>
          </table:table-cell>
          <table:table-cell table:style-name="ce1" office:value-type="float" office:value="450018" calcext:value-type="float">
            <text:p>450018</text:p>
          </table:table-cell>
          <table:table-cell table:style-name="ce1" office:value-type="float" office:value="15.5979404850867" calcext:value-type="float">
            <text:p>15,6</text:p>
          </table:table-cell>
          <table:table-cell table:style-name="ce2" table:formula="of:=(1000000*[.D42])/[.C42]" office:value-type="float" office:value="34.6607035387178" calcext:value-type="float">
            <text:p>34,66</text:p>
          </table:table-cell>
        </table:table-row>
        <table:table-row table:style-name="ro1">
          <table:table-cell office:value-type="string" calcext:value-type="string">
            <text:p>rus_names_translit,dic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847860" calcext:value-type="float">
            <text:p>847860</text:p>
          </table:table-cell>
          <table:table-cell table:style-name="ce1" office:value-type="float" office:value="28.7229624573435" calcext:value-type="float">
            <text:p>28,72</text:p>
          </table:table-cell>
          <table:table-cell table:style-name="ce2" table:formula="of:=(1000000*[.D43])/[.C43]" office:value-type="float" office:value="33.8770108948924" calcext:value-type="float">
            <text:p>33,88</text:p>
          </table:table-cell>
        </table:table-row>
        <table:table-row table:style-name="ro1">
          <table:table-cell office:value-type="string" calcext:value-type="string">
            <text:p>rus_names_translit,dic</text:p>
          </table:table-cell>
          <table:table-cell table:style-name="ce1" office:value-type="string" calcext:value-type="string">
            <text:p>Word_day_mon,rule</text:p>
          </table:table-cell>
          <table:table-cell table:style-name="ce1" office:value-type="float" office:value="2726196" calcext:value-type="float">
            <text:p>2726196</text:p>
          </table:table-cell>
          <table:table-cell table:style-name="ce1" office:value-type="float" office:value="13.7047375753155" calcext:value-type="float">
            <text:p>13,7</text:p>
          </table:table-cell>
          <table:table-cell table:formula="of:=(1000000*[.D44])/[.C44]" office:value-type="float" office:value="5.02705512564596" calcext:value-type="float">
            <text:p>5,03</text:p>
          </table:table-cell>
        </table:table-row>
        <table:table-row table:style-name="ro1">
          <table:table-cell office:value-type="string" calcext:value-type="string">
            <text:p>rus_names_translit,dic</text:p>
          </table:table-cell>
          <table:table-cell table:style-name="ce1" office:value-type="string" calcext:value-type="string">
            <text:p>Word_ddd,rule</text:p>
          </table:table-cell>
          <table:table-cell table:style-name="ce1" office:value-type="float" office:value="6522000" calcext:value-type="float">
            <text:p>6522000</text:p>
          </table:table-cell>
          <table:table-cell table:style-name="ce1" office:value-type="float" office:value="9.72956274745666" calcext:value-type="float">
            <text:p>9,73</text:p>
          </table:table-cell>
          <table:table-cell table:formula="of:=(1000000*[.D45])/[.C45]" office:value-type="float" office:value="1.49180661567873" calcext:value-type="float">
            <text:p>1,49</text:p>
          </table:table-cell>
        </table:table-row>
        <table:table-row table:style-name="ro1">
          <table:table-cell office:value-type="string" calcext:value-type="string">
            <text:p>rus_names_translit,dic</text:p>
          </table:table-cell>
          <table:table-cell office:value-type="string" calcext:value-type="string">
            <text:p>sc_word_d,rule</text:p>
          </table:table-cell>
          <table:table-cell office:value-type="float" office:value="260880" calcext:value-type="float">
            <text:p>260880</text:p>
          </table:table-cell>
          <table:table-cell office:value-type="float" office:value="6.43850459745545" calcext:value-type="float">
            <text:p>6,44</text:p>
          </table:table-cell>
          <table:table-cell table:style-name="ce2" table:formula="of:=(1000000*[.D46])/[.C46]" office:value-type="float" office:value="24.6799470923622" calcext:value-type="float">
            <text:p>24,68</text:p>
          </table:table-cell>
        </table:table-row>
        <table:table-row table:style-name="ro1">
          <table:table-cell office:value-type="string" calcext:value-type="string">
            <text:p>rus_names_translit,dic</text:p>
          </table:table-cell>
          <table:table-cell office:value-type="string" calcext:value-type="string">
            <text:p>day_Word,rule</text:p>
          </table:table-cell>
          <table:table-cell office:value-type="float" office:value="202182" calcext:value-type="float">
            <text:p>202182</text:p>
          </table:table-cell>
          <table:table-cell office:value-type="float" office:value="4.58451231543237" calcext:value-type="float">
            <text:p>4,58</text:p>
          </table:table-cell>
          <table:table-cell table:style-name="ce2" table:formula="of:=(1000000*[.D47])/[.C47]" office:value-type="float" office:value="22.6751754134016" calcext:value-type="float">
            <text:p>22,68</text:p>
          </table:table-cell>
        </table:table-row>
        <table:table-row table:style-name="ro1">
          <table:table-cell office:value-type="string" calcext:value-type="string">
            <text:p>rus_names_translit,dic</text:p>
          </table:table-cell>
          <table:table-cell office:value-type="string" calcext:value-type="string">
            <text:p>word_pd,rule</text:p>
          </table:table-cell>
          <table:table-cell office:value-type="float" office:value="450018" calcext:value-type="float">
            <text:p>450018</text:p>
          </table:table-cell>
          <table:table-cell office:value-type="float" office:value="5.70558854861622" calcext:value-type="float">
            <text:p>5,71</text:p>
          </table:table-cell>
          <table:table-cell table:style-name="ce2" table:formula="of:=(1000000*[.D48])/[.C48]" office:value-type="float" office:value="12.6785785204508" calcext:value-type="float">
            <text:p>12,6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2:Sheet1.E29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23:08:33.6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25S</meta:editing-duration>
    <meta:editing-cycles>4</meta:editing-cycles>
    <meta:generator>LibreOffice/5.2.0.4$Windows_x86 LibreOffice_project/066b007f5ebcc236395c7d282ba488bca6720265</meta:generator>
    <dc:date>2016-08-13T23:11:49.989000000</dc:date>
    <meta:document-statistic meta:table-count="3" meta:cell-count="190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479cm" svg:height="14.105cm" xlink:href=".." xlink:type="simple" chart:class="chart:scatter" chart:style-name="ch1">
        <chart:plot-area chart:style-name="ch2" table:cell-range-address="Sheet1.C2:Sheet1.D29" svg:x="0.489cm" svg:y="0.282cm" svg:width="23.501cm" svg:height="13.541cm">
          <chartooo:coordinate-region svg:x="1.11cm" svg:y="0.482cm" svg:width="22.137cm" svg:height="12.6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D2:Sheet1.D29" chart:class="chart:scatter">
            <chart:domain table:cell-range-address="Sheet1.C2:Sheet1.C29"/>
            <chart:mean-value chart:style-name="ch6"/>
            <chart:regression-curve chart:style-name="ch7"/>
            <chart:data-point chart:repeated="4"/>
            <chart:data-point chart:style-name="ch8"/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2200">
                <text:p>652200</text:p>
                <draw:g>
                  <svg:desc>Sheet1.C2:Sheet1.C29</svg:desc>
                </draw:g>
              </table:table-cell>
              <table:table-cell office:value-type="float" office:value="22.9863330120196">
                <text:p>22.9863330120196</text:p>
                <draw:g>
                  <svg:desc>Sheet1.D2:Sheet1.D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0018">
                <text:p>450018</text:p>
              </table:table-cell>
              <table:table-cell office:value-type="float" office:value="15.5979404850867">
                <text:p>15.59794048508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7860">
                <text:p>847860</text:p>
              </table:table-cell>
              <table:table-cell office:value-type="float" office:value="28.7229624573435">
                <text:p>28.72296245734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0880">
                <text:p>260880</text:p>
              </table:table-cell>
              <table:table-cell office:value-type="float" office:value="6.43850459745545">
                <text:p>6.438504597455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2182">
                <text:p>202182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0018">
                <text:p>450018</text:p>
              </table:table-cell>
              <table:table-cell office:value-type="float" office:value="5.70558854861622">
                <text:p>5.705588548616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2200">
                <text:p>65220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2200">
                <text:p>652200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47860">
                <text:p>847860</text:p>
              </table:table-cell>
              <table:table-cell office:value-type="float" office:value="4.98226124301044">
                <text:p>4.982261243010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7860">
                <text:p>847860</text:p>
              </table:table-cell>
              <table:table-cell office:value-type="float" office:value="4.98226124301044">
                <text:p>4.982261243010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26196">
                <text:p>2726196</text:p>
              </table:table-cell>
              <table:table-cell office:value-type="float" office:value="13.7047375753155">
                <text:p>13.70473757531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37082">
                <text:p>3137082</text:p>
              </table:table-cell>
              <table:table-cell office:value-type="float" office:value="6.75449423224973">
                <text:p>6.754494232249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13200">
                <text:p>3913200</text:p>
              </table:table-cell>
              <table:table-cell office:value-type="float" office:value="6.03116692664394">
                <text:p>6.031166926643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22000">
                <text:p>6522000</text:p>
              </table:table-cell>
              <table:table-cell office:value-type="float" office:value="9.72956274745666">
                <text:p>9.72956274745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91440">
                <text:p>339144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91440">
                <text:p>339144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91440">
                <text:p>339144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91440">
                <text:p>3391440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39300">
                <text:p>423930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65400">
                <text:p>456540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65400">
                <text:p>456540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71922">
                <text:p>4571922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71922">
                <text:p>4571922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522000">
                <text:p>6522000</text:p>
              </table:table-cell>
              <table:table-cell office:value-type="float" office:value="5.70558854861622">
                <text:p>5.705588548616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485122">
                <text:p>8485122</text:p>
              </table:table-cell>
              <table:table-cell office:value-type="float" office:value="5.35038828607379">
                <text:p>5.350388286073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218200">
                <text:p>20218200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914160">
                <text:p>2791416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5220000">
                <text:p>65220000</text:p>
              </table:table-cell>
              <table:table-cell office:value-type="float" office:value="5.35038828607379">
                <text:p>5.350388286073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117cm" svg:height="14.345cm" xlink:href=".." xlink:type="simple" chart:class="chart:scatter" chart:style-name="ch1">
        <chart:plot-area chart:style-name="ch2" table:cell-range-address="Sheet1.C2:Sheet1.C29 Sheet1.E2:Sheet1.E29" svg:x="0.482cm" svg:y="0.286cm" svg:width="23.153cm" svg:height="13.773cm">
          <chartooo:coordinate-region svg:x="1.103cm" svg:y="0.485cm" svg:width="21.789cm" svg:height="12.92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E2:Sheet1.E29" chart:class="chart:scatter">
            <chart:domain table:cell-range-address="Sheet1.C2:Sheet1.C29"/>
            <chart:mean-value chart:style-name="ch6"/>
            <chart:regression-curve chart:style-name="ch7"/>
            <chart:data-point chart:repeated="5"/>
            <chart:data-point chart:style-name="ch8"/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2200">
                <text:p>652200</text:p>
                <draw:g>
                  <svg:desc>Sheet1.C2:Sheet1.C29</svg:desc>
                </draw:g>
              </table:table-cell>
              <table:table-cell office:value-type="float" office:value="35.2443008463962">
                <text:p>35.2443008463962</text:p>
                <draw:g>
                  <svg:desc>Sheet1.E2:Sheet1.E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0018">
                <text:p>450018</text:p>
              </table:table-cell>
              <table:table-cell office:value-type="float" office:value="34.6607035387178">
                <text:p>34.6607035387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7860">
                <text:p>847860</text:p>
              </table:table-cell>
              <table:table-cell office:value-type="float" office:value="33.8770108948924">
                <text:p>33.87701089489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0880">
                <text:p>260880</text:p>
              </table:table-cell>
              <table:table-cell office:value-type="float" office:value="24.6799470923622">
                <text:p>24.67994709236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2182">
                <text:p>202182</text:p>
              </table:table-cell>
              <table:table-cell office:value-type="float" office:value="22.6751754134016">
                <text:p>22.6751754134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0018">
                <text:p>450018</text:p>
              </table:table-cell>
              <table:table-cell office:value-type="float" office:value="12.6785785204508">
                <text:p>12.67857852045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2200">
                <text:p>652200</text:p>
              </table:table-cell>
              <table:table-cell office:value-type="float" office:value="7.02930437815451">
                <text:p>7.029304378154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2200">
                <text:p>652200</text:p>
              </table:table-cell>
              <table:table-cell office:value-type="float" office:value="6.77970427233749">
                <text:p>6.779704272337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47860">
                <text:p>847860</text:p>
              </table:table-cell>
              <table:table-cell office:value-type="float" office:value="5.87627820985828">
                <text:p>5.876278209858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7860">
                <text:p>847860</text:p>
              </table:table-cell>
              <table:table-cell office:value-type="float" office:value="5.87627820985828">
                <text:p>5.876278209858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26196">
                <text:p>2726196</text:p>
              </table:table-cell>
              <table:table-cell office:value-type="float" office:value="5.02705512564596">
                <text:p>5.027055125645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37082">
                <text:p>3137082</text:p>
              </table:table-cell>
              <table:table-cell office:value-type="float" office:value="2.15311370000839">
                <text:p>2.153113700008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13200">
                <text:p>3913200</text:p>
              </table:table-cell>
              <table:table-cell office:value-type="float" office:value="1.54123656512418">
                <text:p>1.541236565124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22000">
                <text:p>6522000</text:p>
              </table:table-cell>
              <table:table-cell office:value-type="float" office:value="1.49180661567873">
                <text:p>1.491806615678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91440">
                <text:p>3391440</text:p>
              </table:table-cell>
              <table:table-cell office:value-type="float" office:value="1.35178930349125">
                <text:p>1.35178930349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91440">
                <text:p>3391440</text:p>
              </table:table-cell>
              <table:table-cell office:value-type="float" office:value="1.35178930349125">
                <text:p>1.35178930349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91440">
                <text:p>3391440</text:p>
              </table:table-cell>
              <table:table-cell office:value-type="float" office:value="1.35178930349125">
                <text:p>1.35178930349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91440">
                <text:p>3391440</text:p>
              </table:table-cell>
              <table:table-cell office:value-type="float" office:value="1.30378928314182">
                <text:p>1.303789283141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39300">
                <text:p>4239300</text:p>
              </table:table-cell>
              <table:table-cell office:value-type="float" office:value="1.081431442793">
                <text:p>1.0814314427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65400">
                <text:p>4565400</text:p>
              </table:table-cell>
              <table:table-cell office:value-type="float" office:value="1.00418633973636">
                <text:p>1.004186339736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65400">
                <text:p>4565400</text:p>
              </table:table-cell>
              <table:table-cell office:value-type="float" office:value="1.00418633973636">
                <text:p>1.004186339736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71922">
                <text:p>4571922</text:p>
              </table:table-cell>
              <table:table-cell office:value-type="float" office:value="1.00275383425885">
                <text:p>1.002753834258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71922">
                <text:p>4571922</text:p>
              </table:table-cell>
              <table:table-cell office:value-type="float" office:value="1.00275383425885">
                <text:p>1.002753834258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522000">
                <text:p>6522000</text:p>
              </table:table-cell>
              <table:table-cell office:value-type="float" office:value="0.874821917911104">
                <text:p>0.8748219179111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485122">
                <text:p>8485122</text:p>
              </table:table-cell>
              <table:table-cell office:value-type="float" office:value="0.630561149983912">
                <text:p>0.6305611499839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218200">
                <text:p>20218200</text:p>
              </table:table-cell>
              <table:table-cell office:value-type="float" office:value="0.218700137817338">
                <text:p>0.2187001378173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914160">
                <text:p>27914160</text:p>
              </table:table-cell>
              <table:table-cell office:value-type="float" office:value="0.164236083601741">
                <text:p>0.1642360836017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5220000">
                <text:p>65220000</text:p>
              </table:table-cell>
              <table:table-cell office:value-type="float" office:value="0.0820360056129069">
                <text:p>0.08203600561290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